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Emerald Archers</text:p>
      <text:p text:style-name="P1"/>
      <text:p text:style-name="P1"/>
      <text:p text:style-name="P1">Characters – 33</text:p>
      <text:p text:style-name="P1">4 x Roy Harper (2)</text:p>
      <text:p text:style-name="P1">3 x John Smalls</text:p>
      <text:p text:style-name="P1">4 x Oliver Queen (3)</text:p>
      <text:p text:style-name="P1">2 x Mia Dearden (3) - In testing I found that -1/-1 counters in addition to normal +1/+1 counters AND arrow counters was too messy, I was thinking of revising it, but it might be better to just replace her with Connor Hawke (3)</text:p>
      <text:p text:style-name="P1">4 x Dinah Laurel Lance (4)</text:p>
      <text:p text:style-name="P1">2 x Shado</text:p>
      <text:p text:style-name="P1">4 x Connor Hawke (5) - I really liked this design but it has the same issue as Mia (3) and if you replace her with Connor (3), then this creates uniqueness issues so Brick could sub in here </text:p>
      <text:p text:style-name="P1">1 x Oliver Queen (5)</text:p>
      <text:p text:style-name="P1">4 x Roy Harper (6)</text:p>
      <text:p text:style-name="P1">4 x Oliver Queen (7)</text:p>
      <text:p text:style-name="P1">1 x Hal Jordan</text:p>
      <text:p text:style-name="P1"/>
      <text:p text:style-name="P1">Locations – 6</text:p>
      <text:p text:style-name="P1">4 x Queen Industries</text:p>
      <text:p text:style-name="P1">2 x City Wall - If Connor (5) is taken out, I probably would switch this out for something else like fourth copies for a couple of the Plot Twists</text:p>
      <text:p text:style-name="P1"/>
      <text:p text:style-name="P1">Plot Twists – 21</text:p>
      <text:p text:style-name="P1">4 x Archer's Quest</text:p>
      <text:p text:style-name="P1">4 x Quiver</text:p>
      <text:p text:style-name="P1">4 x Reskilling</text:p>
      <text:p text:style-name="P1">3 x Family Business</text:p>
      <text:p text:style-name="P1">3 x Team Arrow</text:p>
      <text:p text:style-name="P1">3 x Trick Arrows</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2">Arrow Adversaries</text:p>
      <text:p text:style-name="P1"/>
      <text:p text:style-name="P1">Characters – 33</text:p>
      <text:p text:style-name="P1">4 x Count Vertigo</text:p>
      <text:p text:style-name="P1">3 x Dr Sivana</text:p>
      <text:p text:style-name="P1">4 x Merlyn (3)</text:p>
      <text:p text:style-name="P1">3 x Deathstroke (3)</text:p>
      <text:p text:style-name="P1">3 x Solomon Grundy (4)</text:p>
      <text:p text:style-name="P1">3 x Constatine Drakon</text:p>
      <text:p text:style-name="P1">4 x Brick - If you use Brick in the EA deck, yo might want to switch this out for Cupid for differentiation</text:p>
      <text:p text:style-name="P1">1 x Merlyn (5)</text:p>
      <text:p text:style-name="P1">2 x Deathstroke (6)</text:p>
      <text:p text:style-name="P1">2 x Onomatopoeia (6) - Love this card, but very rarely could activate it in testing</text:p>
      <text:p text:style-name="P1">3 x Merlyn (7)</text:p>
      <text:p text:style-name="P1">1 x Solomon Grundy (7)</text:p>
      <text:p text:style-name="P1"/>
      <text:p text:style-name="P1">Locations – 2</text:p>
      <text:p text:style-name="P1">2 x Star City - If you don't have Brick, this should probably be replaced, maybe with Broadsword or Benefit of Surprise</text:p>
      <text:p text:style-name="P1"/>
      <text:p text:style-name="P1">Plot Twists – 25</text:p>
      <text:p text:style-name="P1">4 x Wedding Night Jitters</text:p>
      <text:p text:style-name="P1">4 x Weird Science - In testing I considered making this a little easier to use</text:p>
      <text:p text:style-name="P1">3 x Face Off</text:p>
      <text:p text:style-name="P1">3 x Just Another Dead Hero</text:p>
      <text:p text:style-name="P1">3 x Lady Troubles</text:p>
      <text:p text:style-name="P1">3 x Reskilling</text:p>
      <text:p text:style-name="P1">3 x Urban Inferno</text:p>
      <text:p text:style-name="P1">2 x Crazy Like a Fox</text:p>
      <text:p text:style-name="P1"/>
      <text:p text:style-name="P1"/>
      <text:p text:style-name="P1">AA didn't win very often against EA in testing, but I reckon the combo-control aspect of it was more fun to play. Anyway, have fu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Tufo</meta:initial-creator>
    <meta:creation-date>2014-09-03T23:35:29.54</meta:creation-date>
    <dc:date>2014-09-04T01:04:09.32</dc:date>
    <dc:creator>Joseph Tufo</dc:creator>
    <meta:editing-duration>PT9M39S</meta:editing-duration>
    <meta:editing-cycles>3</meta:editing-cycles>
    <meta:generator>OpenOffice/4.0.0$Win32 OpenOffice.org_project/400m3$Build-9702</meta:generator>
    <meta:document-statistic meta:table-count="0" meta:image-count="0" meta:object-count="0" meta:page-count="2" meta:paragraph-count="49" meta:word-count="381" meta:character-count="1779"/>
  </office:meta>
</office:document-meta>
</file>